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0.319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none" draw:fill="none" draw:textarea-vertical-align="middle" fo:min-height="3.009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ページ - 1" draw:style-name="dp1" draw:master-page-name="PM0">
        <draw:g>
          <draw:g>
            <draw:polygon draw:style-name="gr1" draw:text-style-name="P1" draw:layer="layout" svg:width="2.5cm" svg:height="1.5cm" svg:x="2cm" svg:y="0.12cm" svg:viewBox="0 0 2501 1501" draw:points="0,1501 2501,1501 2501,0 0,0">
              <text:p/>
            </draw:polygon>
            <draw:polygon draw:style-name="gr2" draw:text-style-name="P2" draw:layer="layout" svg:width="2.5cm" svg:height="1.5cm" svg:x="2cm" svg:y="0.1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2cm" svg:y="0.12cm">
            <draw:text-box>
              <text:p text:style-name="P3"><text:span text:style-name="T1">SAS</text:span></text:p>
            </draw:text-box>
          </draw:frame>
        </draw:g>
        <draw:g>
          <draw:g>
            <draw:polygon draw:style-name="gr1" draw:text-style-name="P1" draw:layer="layout" svg:width="2.5cm" svg:height="1.5cm" svg:x="8cm" svg:y="0.12cm" svg:viewBox="0 0 2501 1501" draw:points="0,1501 2501,1501 2501,0 0,0">
              <text:p/>
            </draw:polygon>
            <draw:polygon draw:style-name="gr2" draw:text-style-name="P2" draw:layer="layout" svg:width="2.5cm" svg:height="1.5cm" svg:x="8cm" svg:y="0.1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8cm" svg:y="0.12cm">
            <draw:text-box>
              <text:p text:style-name="P3"><text:span text:style-name="T1">ESC</text:span></text:p>
            </draw:text-box>
          </draw:frame>
        </draw:g>
        <draw:line draw:style-name="gr2" draw:text-style-name="P2" draw:layer="layout" svg:x1="3.25cm" svg:y1="1.62cm" svg:x2="3.25cm" svg:y2="7.52cm">
          <text:p/>
        </draw:line>
        <draw:line draw:style-name="gr2" draw:text-style-name="P2" draw:layer="layout" svg:x1="9.25cm" svg:y1="1.62cm" svg:x2="9.25cm" svg:y2="7.52cm">
          <text:p/>
        </draw:line>
        <draw:line draw:style-name="gr4" draw:text-style-name="P2" draw:layer="layout" svg:x1="9.25cm" svg:y1="5.12cm" svg:x2="3.3cm" svg:y2="5.12cm">
          <text:p/>
        </draw:line>
        <draw:line draw:style-name="gr4" draw:text-style-name="P2" draw:layer="layout" svg:x1="3.25cm" svg:y1="6.12cm" svg:x2="9.249cm" svg:y2="6.12cm">
          <text:p/>
        </draw:line>
        <draw:line draw:style-name="gr4" draw:text-style-name="P2" draw:layer="layout" svg:x1="9.25cm" svg:y1="3.52cm" svg:x2="3.3cm" svg:y2="3.52cm">
          <text:p/>
        </draw:line>
        <draw:line draw:style-name="gr4" draw:text-style-name="P2" draw:layer="layout" svg:x1="3.25cm" svg:y1="2.62cm" svg:x2="9.25cm" svg:y2="2.62cm">
          <text:p/>
        </draw:line>
        <draw:frame draw:style-name="gr5" draw:text-style-name="P2" draw:layer="layout" svg:width="2.611cm" svg:height="0.389cm" svg:x="4.945cm" svg:y="2.12cm">
          <draw:text-box>
            <text:p text:style-name="P3"><text:span text:style-name="T2">Request</text:span></text:p>
          </draw:text-box>
        </draw:frame>
        <draw:frame draw:style-name="gr5" draw:text-style-name="P2" draw:layer="layout" svg:width="2.611cm" svg:height="0.389cm" svg:x="4.945cm" svg:y="3.088cm">
          <draw:text-box>
            <text:p text:style-name="P3"><text:span text:style-name="T2">Response</text:span></text:p>
          </draw:text-box>
        </draw:frame>
        <draw:frame draw:style-name="gr5" draw:text-style-name="P2" draw:layer="layout" svg:width="2.611cm" svg:height="0.389cm" svg:x="5cm" svg:y="4.688cm">
          <draw:text-box>
            <text:p text:style-name="P3"><text:span text:style-name="T2">Indication</text:span></text:p>
          </draw:text-box>
        </draw:frame>
        <draw:frame draw:style-name="gr5" draw:text-style-name="P2" draw:layer="layout" svg:width="2.611cm" svg:height="0.389cm" svg:x="5cm" svg:y="5.729cm">
          <draw:text-box>
            <text:p text:style-name="P3"><text:span text:style-name="T2">Confirm</text:span></text:p>
          </draw:text-box>
        </draw:frame>
        <draw:polygon draw:style-name="gr6" draw:text-style-name="P2" draw:layer="layout" svg:width="6.8cm" svg:height="1.8cm" svg:x="2.85cm" svg:y="2.02cm" svg:viewBox="0 0 6801 1801" draw:points="0,1801 6801,1801 6801,0 0,0">
          <text:p/>
        </draw:polygon>
        <draw:polygon draw:style-name="gr6" draw:text-style-name="P2" draw:layer="layout" svg:width="6.8cm" svg:height="1.8cm" svg:x="2.85cm" svg:y="4.62cm" svg:viewBox="0 0 6801 1801" draw:points="0,1801 6801,1801 6801,0 0,0">
          <text:p/>
        </draw:polygon>
      </draw:page>
      <draw:page draw:name="page2" draw:style-name="dp1" draw:master-page-name="PM0">
        <draw:g>
          <draw:g>
            <draw:polygon draw:style-name="gr1" draw:text-style-name="P1" draw:layer="layout" svg:width="2.5cm" svg:height="1.5cm" svg:x="0.401cm" svg:y="0.12cm" svg:viewBox="0 0 2501 1501" draw:points="0,1501 2501,1501 2501,0 0,0">
              <text:p/>
            </draw:polygon>
            <draw:polygon draw:style-name="gr2" draw:text-style-name="P2" draw:layer="layout" svg:width="2.5cm" svg:height="1.5cm" svg:x="0.401cm" svg:y="0.1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0.401cm" svg:y="0.12cm">
            <draw:text-box>
              <text:p text:style-name="P3"><text:span text:style-name="T1">Client</text:span></text:p>
            </draw:text-box>
          </draw:frame>
        </draw:g>
        <draw:g>
          <draw:g>
            <draw:polygon draw:style-name="gr1" draw:text-style-name="P1" draw:layer="layout" svg:width="2.5cm" svg:height="1.5cm" svg:x="6.401cm" svg:y="0.12cm" svg:viewBox="0 0 2501 1501" draw:points="0,1501 2501,1501 2501,0 0,0">
              <text:p/>
            </draw:polygon>
            <draw:polygon draw:style-name="gr2" draw:text-style-name="P2" draw:layer="layout" svg:width="2.5cm" svg:height="1.5cm" svg:x="6.401cm" svg:y="0.12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6.401cm" svg:y="0.12cm">
            <draw:text-box>
              <text:p text:style-name="P3"><text:span text:style-name="T1">REST End Point</text:span></text:p>
            </draw:text-box>
          </draw:frame>
        </draw:g>
        <draw:line draw:style-name="gr2" draw:text-style-name="P2" draw:layer="layout" svg:x1="1.651cm" svg:y1="1.62cm" svg:x2="1.651cm" svg:y2="7.52cm">
          <text:p/>
        </draw:line>
        <draw:line draw:style-name="gr2" draw:text-style-name="P2" draw:layer="layout" svg:x1="7.651cm" svg:y1="1.62cm" svg:x2="7.651cm" svg:y2="7.52cm">
          <text:p/>
        </draw:line>
        <draw:line draw:style-name="gr4" draw:text-style-name="P2" draw:layer="layout" svg:x1="7.651cm" svg:y1="6.22cm" svg:x2="1.701cm" svg:y2="6.22cm">
          <text:p/>
        </draw:line>
        <draw:line draw:style-name="gr4" draw:text-style-name="P2" draw:layer="layout" svg:x1="1.651cm" svg:y1="7.22cm" svg:x2="7.65cm" svg:y2="7.22cm">
          <text:p/>
        </draw:line>
        <draw:line draw:style-name="gr4" draw:text-style-name="P2" draw:layer="layout" svg:x1="7.651cm" svg:y1="4.12cm" svg:x2="1.701cm" svg:y2="4.12cm">
          <text:p/>
        </draw:line>
        <draw:line draw:style-name="gr4" draw:text-style-name="P2" draw:layer="layout" svg:x1="1.651cm" svg:y1="2.62cm" svg:x2="7.651cm" svg:y2="2.62cm">
          <text:p/>
        </draw:line>
        <draw:frame draw:style-name="gr7" draw:text-style-name="P4" draw:layer="layout" svg:width="5.207cm" svg:height="1.151cm" svg:x="1.856cm" svg:y="1.797cm">
          <draw:text-box>
            <text:p text:style-name="P3"><text:span text:style-name="T2">Client Registration Message</text:span><text:span text:style-name="T2"><text:line-break/></text:span><text:span text:style-name="T2">(client-defined keys)</text:span></text:p>
          </draw:text-box>
        </draw:frame>
        <draw:frame draw:style-name="gr8" draw:text-style-name="P4" draw:layer="layout" svg:width="4.699cm" svg:height="0.77cm" svg:x="2.464cm" svg:y="3.688cm">
          <draw:text-box>
            <text:p text:style-name="P3"><text:span text:style-name="T2">Registration Confirmation</text:span></text:p>
          </draw:text-box>
        </draw:frame>
        <draw:frame draw:style-name="gr5" draw:text-style-name="P2" draw:layer="layout" svg:width="2.611cm" svg:height="0.389cm" svg:x="3.401cm" svg:y="5.788cm">
          <draw:text-box>
            <text:p text:style-name="P3"><text:span text:style-name="T2">Indication</text:span></text:p>
          </draw:text-box>
        </draw:frame>
        <draw:frame draw:style-name="gr5" draw:text-style-name="P2" draw:layer="layout" svg:width="2.611cm" svg:height="0.389cm" svg:x="3.401cm" svg:y="6.829cm">
          <draw:text-box>
            <text:p text:style-name="P3"><text:span text:style-name="T2">Confirm</text:span></text:p>
          </draw:text-box>
        </draw:frame>
        <draw:polygon draw:style-name="gr6" draw:text-style-name="P2" draw:layer="layout" svg:width="6.8cm" svg:height="2.666cm" svg:x="1.251cm" svg:y="1.778cm" svg:viewBox="0 0 6801 2667" draw:points="0,2667 6801,2667 6801,0 0,0">
          <text:p/>
        </draw:polygon>
        <draw:polygon draw:style-name="gr6" draw:text-style-name="P2" draw:layer="layout" svg:width="6.8cm" svg:height="1.8cm" svg:x="1.251cm" svg:y="5.72cm" svg:viewBox="0 0 6801 1801" draw:points="0,1801 6801,1801 6801,0 0,0">
          <text:p/>
        </draw:polygon>
        <draw:line draw:style-name="gr4" draw:text-style-name="P2" draw:layer="layout" svg:x1="12.446cm" svg:y1="3.334cm" svg:x2="7.639cm" svg:y2="3.334cm">
          <text:p/>
        </draw:line>
        <draw:frame draw:style-name="gr7" draw:text-style-name="P4" draw:layer="layout" svg:width="4.064cm" svg:height="1.151cm" svg:x="8.255cm" svg:y="2.902cm">
          <draw:text-box>
            <text:p text:style-name="P3"><text:span text:style-name="T2">Pre-approved Patterns or</text:span></text:p>
            <text:p text:style-name="P3"><text:span text:style-name="T2">(Manual) confirmation</text:span></text:p>
          </draw:text-box>
        </draw:frame>
      </draw:page>
      <draw:page draw:name="page3" draw:style-name="dp1" draw:master-page-name="PM0">
        <draw:g>
          <draw:g>
            <draw:polygon draw:style-name="gr2" draw:text-style-name="P2" draw:layer="layout" svg:width="2.5cm" svg:height="1.5cm" svg:x="0.402cm" svg:y="0.12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0.402cm" svg:y="0.121cm">
            <draw:text-box>
              <text:p text:style-name="P3"><text:span text:style-name="T1">ESC Operator</text:span></text:p>
            </draw:text-box>
          </draw:frame>
          <draw:frame draw:style-name="gr9" draw:text-style-name="P4" draw:layer="layout" svg:width="2.5cm" svg:height="3.151cm" svg:x="0.421cm" svg:y="2.691cm">
            <draw:text-box>
              <text:p text:style-name="P3"><text:span text:style-name="T1">User Agent</text:span></text:p>
            </draw:text-box>
          </draw:frame>
        </draw:g>
        <draw:g>
          <draw:g>
            <draw:polygon draw:style-name="gr1" draw:text-style-name="P1" draw:layer="layout" svg:width="2.5cm" svg:height="1.5cm" svg:x="6.402cm" svg:y="0.121cm" svg:viewBox="0 0 2501 1501" draw:points="0,1501 2501,1501 2501,0 0,0">
              <text:p/>
            </draw:polygon>
            <draw:polygon draw:style-name="gr2" draw:text-style-name="P2" draw:layer="layout" svg:width="2.5cm" svg:height="1.5cm" svg:x="6.402cm" svg:y="0.121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6.402cm" svg:y="0.121cm">
            <draw:text-box>
              <text:p text:style-name="P3"><text:span text:style-name="T1">REST End Point</text:span></text:p>
            </draw:text-box>
          </draw:frame>
        </draw:g>
        <draw:line draw:style-name="gr2" draw:text-style-name="P2" draw:layer="layout" svg:x1="1.652cm" svg:y1="1.621cm" svg:x2="1.652cm" svg:y2="7.521cm">
          <text:p/>
        </draw:line>
        <draw:line draw:style-name="gr2" draw:text-style-name="P2" draw:layer="layout" svg:x1="7.652cm" svg:y1="1.621cm" svg:x2="7.652cm" svg:y2="7.521cm">
          <text:p/>
        </draw:line>
        <draw:line draw:style-name="gr4" draw:text-style-name="P2" draw:layer="layout" svg:x1="7.652cm" svg:y1="6.221cm" svg:x2="1.702cm" svg:y2="6.221cm">
          <text:p/>
        </draw:line>
        <draw:line draw:style-name="gr4" draw:text-style-name="P2" draw:layer="layout" svg:x1="1.652cm" svg:y1="7.221cm" svg:x2="7.651cm" svg:y2="7.221cm">
          <text:p/>
        </draw:line>
        <draw:line draw:style-name="gr4" draw:text-style-name="P2" draw:layer="layout" svg:x1="7.652cm" svg:y1="4.121cm" svg:x2="1.702cm" svg:y2="4.121cm">
          <text:p/>
        </draw:line>
        <draw:line draw:style-name="gr4" draw:text-style-name="P2" draw:layer="layout" svg:x1="1.652cm" svg:y1="2.621cm" svg:x2="7.652cm" svg:y2="2.621cm">
          <text:p/>
        </draw:line>
        <draw:frame draw:style-name="gr7" draw:text-style-name="P4" draw:layer="layout" svg:width="5.207cm" svg:height="1.151cm" svg:x="1.857cm" svg:y="1.798cm">
          <draw:text-box>
            <text:p text:style-name="P3"><text:span text:style-name="T2">Client Registration Message</text:span><text:span text:style-name="T2"><text:line-break/></text:span><text:span text:style-name="T2">(client-defined keys)</text:span></text:p>
          </draw:text-box>
        </draw:frame>
        <draw:frame draw:style-name="gr8" draw:text-style-name="P4" draw:layer="layout" svg:width="4.699cm" svg:height="0.77cm" svg:x="2.465cm" svg:y="3.689cm">
          <draw:text-box>
            <text:p text:style-name="P3"><text:span text:style-name="T2">Registration Confirmation</text:span></text:p>
          </draw:text-box>
        </draw:frame>
        <draw:frame draw:style-name="gr5" draw:text-style-name="P2" draw:layer="layout" svg:width="2.611cm" svg:height="0.389cm" svg:x="3.402cm" svg:y="5.789cm">
          <draw:text-box>
            <text:p text:style-name="P3"><text:span text:style-name="T2">Indication</text:span></text:p>
          </draw:text-box>
        </draw:frame>
        <draw:frame draw:style-name="gr5" draw:text-style-name="P2" draw:layer="layout" svg:width="2.611cm" svg:height="0.389cm" svg:x="3.402cm" svg:y="6.83cm">
          <draw:text-box>
            <text:p text:style-name="P3"><text:span text:style-name="T2">Confirm</text:span></text:p>
          </draw:text-box>
        </draw:frame>
        <draw:polygon draw:style-name="gr6" draw:text-style-name="P2" draw:layer="layout" svg:width="6.8cm" svg:height="2.666cm" svg:x="1.252cm" svg:y="1.779cm" svg:viewBox="0 0 6801 2667" draw:points="0,2667 6801,2667 6801,0 0,0">
          <text:p/>
        </draw:polygon>
        <draw:polygon draw:style-name="gr6" draw:text-style-name="P2" draw:layer="layout" svg:width="6.8cm" svg:height="1.8cm" svg:x="1.252cm" svg:y="5.721cm" svg:viewBox="0 0 6801 1801" draw:points="0,1801 6801,1801 6801,0 0,0">
          <text:p/>
        </draw:polygon>
        <draw:line draw:style-name="gr4" draw:text-style-name="P2" draw:layer="layout" svg:x1="12.447cm" svg:y1="3.335cm" svg:x2="7.64cm" svg:y2="3.335cm">
          <text:p/>
        </draw:line>
        <draw:frame draw:style-name="gr7" draw:text-style-name="P4" draw:layer="layout" svg:width="4.064cm" svg:height="1.151cm" svg:x="8.256cm" svg:y="2.903cm">
          <draw:text-box>
            <text:p text:style-name="P3"><text:span text:style-name="T2">Pre-approved Patterns or</text:span></text:p>
            <text:p text:style-name="P3"><text:span text:style-name="T2">(Manual) confirm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1T08:54:02.837645479</dc:date>
    <meta:creation-date>1600-12-31T19:03:58Z</meta:creation-date>
    <meta:generator>LibreOffice/5.1.6.2$Linux_X86_64 LibreOffice_project/10m0$Build-2</meta:generator>
    <meta:editing-duration>PT37M23S</meta:editing-duration>
    <meta:editing-cycles>4</meta:editing-cycles>
    <meta:document-statistic meta:object-count="70"/>
  </office:meta>
</office:document-meta>
</file>